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Inconsolata Extra Expanded Medium" svg:font-family="'Inconsolata Extra Expanded Medium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2b0ef"/>
    </style:style>
    <style:style style:name="P2" style:family="paragraph" style:parent-style-name="Standard">
      <style:paragraph-properties fo:text-align="start" style:justify-single-word="false"/>
      <style:text-properties officeooo:paragraph-rsid="00081b00"/>
    </style:style>
    <style:style style:name="P3" style:family="paragraph" style:parent-style-name="Standard">
      <style:paragraph-properties fo:text-align="start" style:justify-single-word="false"/>
      <style:text-properties officeooo:paragraph-rsid="0015f0cd"/>
    </style:style>
    <style:style style:name="P4" style:family="paragraph" style:parent-style-name="Standard">
      <style:paragraph-properties fo:text-align="start" style:justify-single-word="false"/>
      <style:text-properties officeooo:rsid="00081b00" officeooo:paragraph-rsid="00081b00"/>
    </style:style>
    <style:style style:name="P5" style:family="paragraph" style:parent-style-name="Standard">
      <style:paragraph-properties fo:text-align="start" style:justify-single-word="false"/>
      <style:text-properties officeooo:rsid="001155f6" officeooo:paragraph-rsid="001155f6"/>
    </style:style>
    <style:style style:name="P6" style:family="paragraph" style:parent-style-name="Standard">
      <style:paragraph-properties fo:text-align="start" style:justify-single-word="false"/>
      <style:text-properties officeooo:rsid="0015f0cd" officeooo:paragraph-rsid="0015f0cd"/>
    </style:style>
    <style:style style:name="P7" style:family="paragraph" style:parent-style-name="Standard">
      <style:paragraph-properties fo:text-align="start" style:justify-single-word="false"/>
      <style:text-properties officeooo:rsid="001722ad" officeooo:paragraph-rsid="001722ad"/>
    </style:style>
    <style:style style:name="P8" style:family="paragraph" style:parent-style-name="Standard">
      <style:paragraph-properties fo:text-align="start" style:justify-single-word="false"/>
      <style:text-properties officeooo:rsid="00172366" officeooo:paragraph-rsid="00172366"/>
    </style:style>
    <style:style style:name="P9" style:family="paragraph" style:parent-style-name="Standard">
      <style:paragraph-properties fo:text-align="start" style:justify-single-word="false"/>
      <style:text-properties officeooo:rsid="00184581" officeooo:paragraph-rsid="00184581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1155f6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1b51b8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155f6" officeooo:paragraph-rsid="001155f6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118159" officeooo:paragraph-rsid="00118159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5f0cd" officeooo:paragraph-rsid="0015f0cd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1b51b8" officeooo:paragraph-rsid="001b51b8"/>
    </style:style>
    <style:style style:name="T1" style:family="text">
      <style:text-properties officeooo:rsid="00081b00"/>
    </style:style>
    <style:style style:name="T2" style:family="text">
      <style:text-properties officeooo:rsid="001155f6"/>
    </style:style>
    <style:style style:name="T3" style:family="text">
      <style:text-properties officeooo:rsid="0013a98b"/>
    </style:style>
    <style:style style:name="T4" style:family="text">
      <style:text-properties officeooo:rsid="00144bdd"/>
    </style:style>
    <style:style style:name="T5" style:family="text">
      <style:text-properties officeooo:rsid="001656f3"/>
    </style:style>
    <style:style style:name="T6" style:family="text">
      <style:text-properties officeooo:rsid="0015f0cd"/>
    </style:style>
    <style:style style:name="T7" style:family="text">
      <style:text-properties style:text-position="sub 58%"/>
    </style:style>
    <style:style style:name="T8" style:family="text">
      <style:text-properties style:text-position="sub 58%" style:font-name="DejaVu Serif" style:font-name-asian="Noto Serif CJK SC" style:font-name-complex="FreeSans"/>
    </style:style>
    <style:style style:name="T9" style:family="text">
      <style:text-properties style:text-position="0% 100%"/>
    </style:style>
    <style:style style:name="T10" style:family="text">
      <style:text-properties style:text-position="0% 100%" style:font-name="Inconsolata Extra Expanded Medium" style:font-name-asian="Inconsolata Extra Expanded Medium" style:font-name-complex="Inconsolata Extra Expanded Medium"/>
    </style:style>
    <style:style style:name="T11" style:family="text">
      <style:text-properties officeooo:rsid="001b51b8"/>
    </style:style>
    <style:style style:name="T12" style:family="text">
      <style:text-properties officeooo:rsid="001cb4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gumentation applied to Cyber Security</text:p>
      <text:p text:style-name="P1"/>
      <text:p text:style-name="P4">Se presenta una aplicación de ejemplo del framework DeLP3E. Analisis en tiempo real como incident response. DeLP3E una combinación de dialectical reasoning, rule-based infer ence, y probabilistic modeling. No solo sugiere respuestas a situaciones dadas, sino explica porque llega a dichas conclusiones. </text:p>
      <text:p text:style-name="P2"/>
      <text:p text:style-name="P2"><text:span text:style-name="T1">Utiliza técnicas como </text:span>argumentation, logic programming, <text:span text:style-name="T1">y </text:span>probabilistic reasoning.</text:p>
      <text:p text:style-name="P1"/>
      <text:p text:style-name="P5">Environment Model: </text:p>
      <text:list xml:id="list3989675918" text:style-name="L1">
        <text:list-item>
          <text:p text:style-name="P10"><text:span text:style-name="T2">Es conocimiento de fondo y su probabilistica en la naturaleza. </text:span><text:span text:style-name="T3">Contiene</text:span><text:span text:style-name="T2"> </text:span><text:span text:style-name="T3">evidencia,</text:span><text:span text:style-name="T2"> </text:span><text:span text:style-name="T3">reportes de inteligencia</text:span><text:span text:style-name="T2">, </text:span><text:span text:style-name="T3">conocimiento sobre actores</text:span>, software, <text:span text:style-name="T3">y sistemas</text:span>.</text:p>
        </text:list-item>
        <text:list-item>
          <text:p text:style-name="P12">Debe ser consistente. Esto significa que debe tener una distribución probabilistica sobre todos los posibles estados que respete los axiomas en la teoria probabilistica y las constrains del modelo.</text:p>
        </text:list-item>
      </text:list>
      <text:p text:style-name="P5"/>
      <text:p text:style-name="P5">Analytical Model:</text:p>
      <text:list xml:id="list808066493" text:style-name="L2">
        <text:list-item>
          <text:p text:style-name="P13">Es usado para analizar hipotesis competitivas para explicar un fenomeno dado. <text:span text:style-name="T4">Contiene ideas que el analisis concluye en base a la EM.</text:span></text:p>
        </text:list-item>
        <text:list-item>
          <text:p text:style-name="P13">Dada la naturaleza de las explicaciones competitivas, este puede no ser consistente.</text:p>
        </text:list-item>
        <text:list-item>
          <text:p text:style-name="P14">Pueden ser ciertas o no dependiendo de posibles combinaciones de la EM.</text:p>
        </text:list-item>
        <text:list-item>
          <text:p text:style-name="P15">Proceso dialectico</text:p>
        </text:list-item>
        <text:list-item>
          <text:p text:style-name="P15">Se tienen criterios de comparación</text:p>
        </text:list-item>
        <text:list-item>
          <text:p text:style-name="P15">El framework determinara con el resultado de este proceso, cuales argumentos son warranted.</text:p>
        </text:list-item>
        <text:list-item>
          <text:p text:style-name="P11"><text:span text:style-name="T11">Defeasible Logic Programming with Presumptions (PreDeLP): </text:span><text:span text:style-name="T12">es un formalismo que contiene diferentes contructos: facts, presumptions, strict rules, y defeasible rules.</text:span></text:p>
        </text:list-item>
      </text:list>
      <text:p text:style-name="P6"/>
      <text:p text:style-name="P3"><text:span text:style-name="T5">U</text:span><text:span text:style-name="T6">ncertainty </text:span><text:span text:style-name="T5">que necesitan modelarse, la probabilistica y la que aparece por conocimiento anulable</text:span><text:span text:style-name="T6">. </text:span><text:span text:style-name="T5">En el modelo las dos coexisten y se permite la combinación.</text:span></text:p>
      <text:p text:style-name="P3"/>
      <text:p text:style-name="P7">[Toda la parnafernarea del lenguaje básico]</text:p>
      <text:p text:style-name="P7"/>
      <text:p text:style-name="P8">Modelo probabilistico:</text:p>
      <text:p text:style-name="P8"/>
      <text:p text:style-name="P9">dato P<text:span text:style-name="T7">EM</text:span><text:span text:style-name="T9">, V y C, y los sets correspondientes G</text:span><text:span text:style-name="T7">EM</text:span><text:span text:style-name="T9"> y W</text:span><text:span text:style-name="T7">GEM</text:span><text:span text:style-name="T9">, un modelo probabilistico </text:span><text:span text:style-name="T10">∏</text:span><text:span text:style-name="T8">E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Inconsolata Extra Expanded Medium" svg:font-family="'Inconsolata Extra Expanded Medium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9:11:09.051714480</meta:creation-date>
    <dc:date>2020-11-06T17:45:08.877928816</dc:date>
    <meta:editing-duration>PT6H24M42S</meta:editing-duration>
    <meta:editing-cycles>27</meta:editing-cycles>
    <meta:generator>LibreOffice/7.0.3.1$Linux_X86_64 LibreOffice_project/00$Build-1</meta:generator>
    <meta:document-statistic meta:table-count="0" meta:image-count="0" meta:object-count="0" meta:page-count="1" meta:paragraph-count="18" meta:word-count="253" meta:character-count="1729" meta:non-whitespace-character-count="1501"/>
  </office:meta>
</office:document-meta>
</file>